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ccccff" draw:textarea-horizontal-align="justify" draw:textarea-vertical-align="bottom" draw:auto-grow-height="fals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width="0cm" svg:stroke-color="#800000" draw:marker-start-width="0.3cm" draw:marker-end="Arrow" draw:marker-end-width="0.3cm" svg:stroke-opacity="95%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000000" draw:textarea-vertical-align="middle" draw:auto-grow-height="false" fo:min-height="0.749cm" fo:min-width="0.49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15cm"/>
    </style:style>
    <style:style style:name="gr15" style:family="graphic" style:parent-style-name="standard">
      <style:graphic-properties draw:fill-color="#e6e64c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5cm"/>
    </style:style>
    <style:style style:name="gr17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9pt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font-size="13pt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font-size="36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13pt" style:font-size-asian="18pt" style:font-size-complex="18pt"/>
    </style:style>
    <style:style style:name="T4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9.75cm" svg:height="10cm" svg:x="5.25cm" svg:y="6.55cm">
          <text:p text:style-name="P1"><text:span text:style-name="T1">CORE</text:span></text:p>
          <draw:enhanced-geometry svg:viewBox="0 0 21600 21600" draw:type="rectangle" draw:enhanced-path="M 0 0 L 21600 0 21600 21600 0 21600 0 0 Z N"/>
        </draw:custom-shape>
        <draw:rect draw:style-name="gr2" draw:text-style-name="P2" draw:layer="layout" svg:width="4.75cm" svg:height="1.25cm" svg:x="6cm" svg:y="7.3cm">
          <text:p text:style-name="P1"><text:span text:style-name="T1">Output buffering</text:span></text:p>
        </draw:rect>
        <draw:rect draw:style-name="gr2" draw:text-style-name="P2" draw:layer="layout" svg:width="2cm" svg:height="1.25cm" svg:x="7.5cm" svg:y="9.8cm">
          <text:p text:style-name="P1"><text:span text:style-name="T1">DB</text:span></text:p>
        </draw:rect>
        <draw:rect draw:style-name="gr2" draw:text-style-name="P2" draw:layer="layout" svg:width="2.25cm" svg:height="1.5cm" svg:x="6cm" svg:y="11.8cm">
          <text:p text:style-name="P1"><text:span text:style-name="T1">Debug</text:span></text:p>
        </draw:rect>
        <draw:rect draw:style-name="gr3" draw:text-style-name="P2" draw:layer="layout" svg:width="2cm" svg:height="1.25cm" svg:x="10cm" svg:y="9.8cm">
          <text:p text:style-name="P1"><text:span text:style-name="T1">GDI</text:span></text:p>
        </draw:rect>
        <draw:rect draw:style-name="gr2" draw:text-style-name="P2" draw:layer="layout" svg:width="5.5cm" svg:height="1.25cm" svg:x="6cm" svg:y="14.3cm">
          <text:p text:style-name="P1"><text:span text:style-name="T1">Start/Stop</text:span></text:p>
        </draw:rect>
        <draw:rect draw:style-name="gr2" draw:text-style-name="P2" draw:layer="layout" svg:width="5.5cm" svg:height="1.25cm" draw:transform="rotate (1.5707963267946) translate (13.25cm 14.05cm)">
          <text:p text:style-name="P1"><text:span text:style-name="T1">Error Handler</text:span></text:p>
        </draw:rect>
        <draw:line draw:style-name="gr4" draw:text-style-name="P3" draw:layer="layout" svg:x1="7cm" svg:y1="14.3cm" svg:x2="7cm" svg:y2="13.3cm">
          <text:p text:style-name="P4"/>
        </draw:line>
        <draw:polyline draw:style-name="gr4" draw:text-style-name="P3" draw:layer="layout" svg:width="3.138cm" svg:height="0.842cm" draw:transform="rotate (1.3102186694719) translate (9.69100000000359cm 14.083000000001cm)" svg:viewBox="0 0 3139 843" draw:points="0,26827 1691,26375 3139,25984">
          <text:p text:style-name="P4"/>
        </draw:polyline>
        <draw:polyline draw:style-name="gr4" draw:text-style-name="P3" draw:layer="layout" svg:width="3.017cm" svg:height="1.206cm" draw:transform="rotate (1.95127810372929) translate (9cm 14.3cm)" svg:viewBox="0 0 3018 1207" draw:points="0,6092 2092,6925 3018,7299">
          <text:p text:style-name="P4"/>
        </draw:polyline>
        <draw:line draw:style-name="gr5" draw:text-style-name="P3" draw:layer="layout" svg:x1="8.25cm" svg:y1="13.05cm" svg:x2="13.25cm" svg:y2="13.05cm">
          <text:p text:style-name="P4"/>
        </draw:line>
        <draw:line draw:style-name="gr6" draw:text-style-name="P3" draw:layer="layout" svg:x1="12cm" svg:y1="10.8cm" svg:x2="13.25cm" svg:y2="10.8cm">
          <text:p text:style-name="P4"/>
        </draw:line>
        <draw:polyline draw:style-name="gr6" draw:text-style-name="P3" draw:layer="layout" svg:width="2.795cm" svg:height="1.226cm" draw:transform="rotate (-0.463733982254806) translate (11.2999999999961cm 6.70200000000457cm)" svg:viewBox="0 0 2796 1227" draw:points="0,3107 2459,1880 2796,2549">
          <text:p text:style-name="P4"/>
        </draw:polyline>
        <draw:polyline draw:style-name="gr6" draw:text-style-name="P3" draw:layer="layout" svg:width="4.749cm" svg:height="0.499cm" svg:x="8.5cm" svg:y="9.3cm" svg:viewBox="0 0 4750 500" draw:points="0,500 0,0 4000,0 4750,0">
          <text:p text:style-name="P4"/>
        </draw:polyline>
        <draw:line draw:style-name="gr7" draw:text-style-name="P3" draw:layer="layout" svg:x1="6.5cm" svg:y1="11.8cm" svg:x2="6.5cm" svg:y2="8.55cm">
          <text:p text:style-name="P4"/>
        </draw:line>
        <draw:line draw:style-name="gr7" draw:text-style-name="P3" draw:layer="layout" svg:x1="13.25cm" svg:y1="10.05cm" svg:x2="12cm" svg:y2="10.05cm">
          <text:p text:style-name="P4"/>
        </draw:line>
        <draw:line draw:style-name="gr8" draw:text-style-name="P3" draw:layer="layout" svg:x1="13.25cm" svg:y1="12.55cm" svg:x2="8.25cm" svg:y2="12.55cm">
          <text:p text:style-name="P4"/>
        </draw:line>
        <draw:line draw:style-name="gr4" draw:text-style-name="P3" draw:layer="layout" svg:x1="9.75cm" svg:y1="14.3cm" svg:x2="9.75cm" svg:y2="8.55cm">
          <text:p text:style-name="P4"/>
        </draw:line>
        <draw:polyline draw:style-name="gr4" draw:text-style-name="P3" draw:layer="layout" svg:width="2.249cm" svg:height="0.749cm" svg:x="11.5cm" svg:y="14.05cm" svg:viewBox="0 0 2250 750" draw:points="0,750 2250,750 2250,0">
          <text:p text:style-name="P4"/>
        </draw:polyline>
        <draw:polyline draw:style-name="gr8" draw:text-style-name="P3" draw:layer="layout" svg:width="1.344cm" svg:height="0.475cm" draw:transform="rotate (-1.89246050793709) translate (7.5cm 10.549cm)" svg:viewBox="0 0 1345 476" draw:points="0,-20901 159,-20425 1345,-20822">
          <text:p text:style-name="P4"/>
        </draw:polyline>
        <draw:polyline draw:style-name="gr8" draw:text-style-name="P3" draw:layer="layout" svg:width="3.4cm" svg:height="0.955cm" draw:transform="rotate (-2.84314135149823) translate (11.7810000000009cm 11.961999999999cm)" svg:viewBox="0 0 3401 956" draw:points="0,-28839 294,-29795 3401,-28841">
          <text:p text:style-name="P4"/>
        </draw:polyline>
        <draw:custom-shape draw:style-name="gr1" draw:text-style-name="P2" draw:layer="layout" svg:width="9.75cm" svg:height="10cm" svg:x="16.44cm" svg:y="6.505cm">
          <text:p text:style-name="P1"><text:span text:style-name="T1">PACK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44cm" svg:height="3.25cm" svg:x="15cm" svg:y="10.095cm">
          <text:p text:style-name="P1"><text:span text:style-name="T1">Core</text:span></text:p>
          <text:p text:style-name="P1"><text:span text:style-name="T1">API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3.75cm" svg:height="2.25cm" svg:x="17.35cm" svg:y="7.795cm">
          <text:p text:style-name="P1"><text:span text:style-name="T1">Plain Text</text:span></text:p>
          <text:p text:style-name="P1"><text:span text:style-name="T1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75cm" svg:height="2.298cm" svg:x="21.679cm" svg:y="7.8cm">
          <text:p text:style-name="P1"><text:span text:style-name="T1">HTML 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75cm" svg:height="2.25cm" svg:x="17.313cm" svg:y="10.903cm">
          <text:p text:style-name="P1"><text:span text:style-name="T1">News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75cm" svg:height="2.25cm" svg:x="21.698cm" svg:y="10.921cm">
          <text:p text:style-name="P1"><text:span text:style-name="T1">Login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0.25cm" svg:height="0.25cm" svg:x="21.192cm" svg:y="13.67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3" draw:layer="layout" svg:width="0.25cm" svg:height="0.25cm" svg:x="21.192cm" svg:y="14.40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3" draw:layer="layout" svg:width="0.25cm" svg:height="0.25cm" svg:x="21.192cm" svg:y="15.06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3" draw:layer="layout" svg:x1="24.55cm" svg:y1="10.921cm" svg:x2="24.55cm" svg:y2="10.098cm">
          <text:p text:style-name="P4"/>
        </draw:line>
        <draw:custom-shape draw:style-name="gr12" draw:text-style-name="P3" draw:layer="layout" svg:width="2cm" svg:height="1.25cm" svg:x="8.95cm" svg:y="5.3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5" draw:layer="layout" svg:width="2.513cm" svg:height="0.806cm" svg:x="8.676cm" svg:y="4.55cm">
          <draw:text-box>
            <text:p text:style-name="P4"><text:span text:style-name="T1">Core API</text:span></text:p>
          </draw:text-box>
        </draw:frame>
        <draw:custom-shape draw:style-name="gr12" draw:text-style-name="P3" draw:layer="layout" svg:width="2cm" svg:height="1.199cm" svg:x="20.301cm" svg:y="5.306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5" draw:layer="layout" svg:width="3.69cm" svg:height="0.806cm" svg:x="19.527cm" svg:y="4.505cm">
          <draw:text-box>
            <text:p text:style-name="P4"><text:span text:style-name="T1">Developer API</text:span></text:p>
          </draw:text-box>
        </draw:frame>
        <draw:custom-shape draw:style-name="gr12" draw:text-style-name="P3" draw:layer="layout" svg:width="0.25cm" svg:height="0.355cm" svg:x="19.1cm" svg:y="7.44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6" draw:layer="layout" svg:width="1.014cm" svg:height="0.603cm" svg:x="18.735cm" svg:y="7cm">
          <draw:text-box>
            <text:p text:style-name="P4"><text:span text:style-name="T2">API</text:span></text:p>
          </draw:text-box>
        </draw:frame>
        <draw:custom-shape draw:style-name="gr12" draw:text-style-name="P3" draw:layer="layout" svg:width="0.25cm" svg:height="0.355cm" svg:x="23.4cm" svg:y="7.44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6" draw:layer="layout" svg:width="1.014cm" svg:height="0.603cm" svg:x="23.035cm" svg:y="7.005cm">
          <draw:text-box>
            <text:p text:style-name="P4"><text:span text:style-name="T2">API</text:span></text:p>
          </draw:text-box>
        </draw:frame>
        <draw:custom-shape draw:style-name="gr12" draw:text-style-name="P3" draw:layer="layout" svg:width="0.25cm" svg:height="0.355cm" svg:x="19.101cm" svg:y="10.546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6" draw:layer="layout" svg:width="1.014cm" svg:height="0.603cm" svg:x="18.736cm" svg:y="10.106cm">
          <draw:text-box>
            <text:p text:style-name="P4"><text:span text:style-name="T2">API</text:span></text:p>
          </draw:text-box>
        </draw:frame>
        <draw:custom-shape draw:style-name="gr12" draw:text-style-name="P3" draw:layer="layout" svg:width="0.25cm" svg:height="0.374cm" svg:x="22.801cm" svg:y="10.547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6" draw:layer="layout" svg:width="1.014cm" svg:height="0.603cm" svg:x="22.436cm" svg:y="10.107cm">
          <draw:text-box>
            <text:p text:style-name="P4"><text:span text:style-name="T2">API</text:span></text:p>
          </draw:text-box>
        </draw:frame>
        <draw:custom-shape draw:style-name="gr15" draw:text-style-name="P2" draw:layer="layout" svg:width="1.414cm" svg:height="1.874cm" svg:x="2.5cm" svg:y="9.676cm"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7" draw:layer="layout" svg:width="1.5cm" svg:height="1.674cm" svg:x="2.5cm" svg:y="14.126cm">
          <text:p text:style-name="P1"><text:span text:style-name="T3">CONF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2" draw:text-style-name="P3" draw:layer="layout" svg:width="2.057cm" svg:height="0.25cm" svg:x="3.943cm" svg:y="7.8cm">
          <text:p text:style-name="P4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1.453cm" svg:height="1.389cm" svg:x="2.49cm" svg:y="7.411cm">
          <text:p text:style-name="P1"><text:span text:style-name="T1">HT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3" draw:layer="layout" svg:width="1.25cm" svg:height="0.355cm" svg:x="4cm" svg:y="14.695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8" draw:layer="layout" svg:width="13cm" svg:height="3.095cm" svg:x="9.5cm" svg:y="1.327cm">
          <draw:text-box>
            <text:p text:style-name="P1"><text:span text:style-name="T4">Framework Functional Structure</text:span></text:p>
          </draw:text-box>
        </draw:frame>
        <draw:custom-shape draw:style-name="gr12" draw:text-style-name="P3" draw:layer="layout" svg:width="3.586cm" svg:height="0.25cm" svg:x="3.914cm" svg:y="10.05cm">
          <text:p text:style-name="P4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5" draw:layer="layout" svg:width="5.743cm" svg:height="0.806cm" svg:x="4.15cm" svg:y="17.45cm">
          <draw:text-box>
            <text:p text:style-name="P4"><text:span text:style-name="T1">Initialization/Finalization</text:span></text:p>
          </draw:text-box>
        </draw:frame>
        <draw:line draw:style-name="gr7" draw:text-style-name="P3" draw:layer="layout" svg:x1="7cm" svg:y1="17.45cm" svg:x2="7cm" svg:y2="15.55cm">
          <text:p text:style-name="P4"/>
        </draw:line>
        <draw:line draw:style-name="gr8" draw:text-style-name="P3" draw:layer="layout" svg:x1="6.5cm" svg:y1="14.3cm" svg:x2="6.5cm" svg:y2="13.3cm">
          <text:p text:style-name="P4"/>
        </draw:line>
        <draw:polyline draw:style-name="gr7" draw:text-style-name="P3" draw:layer="layout" svg:width="3.639cm" svg:height="0.962cm" draw:transform="rotate (2.86321263789616) translate (14.25cm 8.5cm)" svg:viewBox="0 0 3640 963" draw:points="0,-8514 275,-7551 3640,-8514">
          <text:p text:style-name="P4"/>
        </draw:polyline>
        <draw:line draw:style-name="gr17" draw:text-style-name="P3" draw:layer="layout" svg:x1="10.25cm" svg:y1="9.8cm" svg:x2="10.25cm" svg:y2="8.5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Fabrizio</meta:initial-creator>
    <meta:creation-date>2006-05-02T16:29:09</meta:creation-date>
    <dc:creator>Fabrizio C</dc:creator>
    <dc:date>2007-10-08T16:23:33</dc:date>
    <dc:language>it-IT</dc:language>
    <meta:editing-cycles>39</meta:editing-cycles>
    <meta:editing-duration>PT2H55M17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